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tkinson Hyperlegible" officeooo:rsid="000763bf" officeooo:paragraph-rsid="000763bf"/>
    </style:style>
    <style:style style:name="P2" style:family="paragraph" style:parent-style-name="Standard">
      <style:paragraph-properties fo:text-align="center" style:justify-single-word="false"/>
      <style:text-properties style:font-name="Atkinson Hyperlegible" fo:font-size="18pt" officeooo:rsid="000763bf" officeooo:paragraph-rsid="000763bf" style:font-size-asian="18pt" style:font-size-complex="18pt"/>
    </style:style>
    <style:style style:name="P3" style:family="paragraph" style:parent-style-name="Standard">
      <style:text-properties style:font-name="Atkinson Hyperlegible" officeooo:rsid="0007984d" officeooo:paragraph-rsid="0007984d"/>
    </style:style>
    <style:style style:name="P4" style:family="paragraph" style:parent-style-name="Standard">
      <style:text-properties style:font-name="Atkinson Hyperlegible" officeooo:rsid="00091a76" officeooo:paragraph-rsid="00091a7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7984d"/>
    </style:style>
    <style:style style:name="T4" style:family="text">
      <style:text-properties officeooo:rsid="00091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ntos primera misa</text:p>
      <text:p text:style-name="P1"/>
      <text:p text:style-name="P1"/>
      <text:p text:style-name="P1"><text:span text:style-name="T2">ENTRADA</text:span>: Vayamos jubilosos (Misa Comunitaria) <text:a xlink:type="simple" xlink:href="https://www.youtube.com/watch?v=QVyj30-OO4o" text:style-name="Internet_20_link" text:visited-style-name="Visited_20_Internet_20_Link">https://www.youtube.com/watch?v=QVyj30-OO4o</text:a></text:p>
      <text:p text:style-name="P1"/>
      <text:p text:style-name="P1">SEÑOR TEN PIEDAD: Kyrie eleison (Misa Es grande el amor del Señor) <text:a xlink:type="simple" xlink:href="https://www.youtube.com/watch?v=A05UQvgKbqg" text:style-name="Internet_20_link" text:visited-style-name="Visited_20_Internet_20_Link">https://www.youtube.com/watch?v=A05UQvgKbqg</text:a></text:p>
      <text:p text:style-name="P1"/>
      <text:p text:style-name="P1">GLORIA: Gloria (Misa Es grande el amor del Señor) <text:a xlink:type="simple" xlink:href="https://www.youtube.com/watch?v=HHm2ZZOAUrA" text:style-name="Internet_20_link" text:visited-style-name="Visited_20_Internet_20_Link">https://www.youtube.com/watch?v=HHm2ZZOAUrA</text:a></text:p>
      <text:p text:style-name="P1"/>
      <text:p text:style-name="P1">SALMO: Melodía El Señor es mi pastor (Misa Cristo Rey)</text:p>
      <text:p text:style-name="P1"/>
      <text:p text:style-name="P1">ALELUYA: <text:span text:style-name="T3">Aleluya, O filie (Gregoriano/T. Vaquero) </text:span><text:a xlink:type="simple" xlink:href="https://www.youtube.com/watch?v=f9px-uuspqs" text:style-name="Internet_20_link" text:visited-style-name="Visited_20_Internet_20_Link"><text:span text:style-name="T3">https://www.youtube.com/watch?v=f9px-uuspqs</text:span></text:a></text:p>
      <text:p text:style-name="P1"/>
      <text:p text:style-name="P3">ORACIONES UNIVERSALES: Te ofrecemos este santo sacrificio (Misa Comunitaria) <text:a xlink:type="simple" xlink:href="https://www.youtube.com/watch?v=tyy1a-jGURQ" text:style-name="Internet_20_link" text:visited-style-name="Visited_20_Internet_20_Link">https://www.youtube.com/watch?v=tyy1a-jGURQ</text:a></text:p>
      <text:p text:style-name="P3"/>
      <text:p text:style-name="P3">OFERTORIO: Padre eterno, Dios piadoso (Misa Comunitaria) <text:a xlink:type="simple" xlink:href="https://www.youtube.com/watch?v=c94zMth3UE4" text:style-name="Internet_20_link" text:visited-style-name="Visited_20_Internet_20_Link">https://www.youtube.com/watch?v=c94zMth3UE4</text:a></text:p>
      <text:p text:style-name="P3"/>
      <text:p text:style-name="P3">SANTO: Santo (Misa Es grande el amor del Señor) <text:a xlink:type="simple" xlink:href="https://www.youtube.com/watch?v=l_70C9Ojxu8" text:style-name="Internet_20_link" text:visited-style-name="Visited_20_Internet_20_Link">https://www.youtube.com/watch?v=l_70C9Ojxu8</text:a></text:p>
      <text:p text:style-name="P3"/>
      <text:p text:style-name="P3">CORDERO: Cordero de Dios (Misa Es grande el amor del Señor) <text:a xlink:type="simple" xlink:href="https://www.youtube.com/watch?v=Zc_hndf_e_U" text:style-name="Internet_20_link" text:visited-style-name="Visited_20_Internet_20_Link">https://www.youtube.com/watch?v=Zc_hndf_e_U</text:a></text:p>
      <text:p text:style-name="P3"/>
      <text:p text:style-name="P3">COMUNIÓN: <text:span text:style-name="T4">Es mi padre (Osvaldo Catena) </text:span><text:a xlink:type="simple" xlink:href="https://www.youtube.com/watch?v=-4XfTVhvcCs" text:style-name="Internet_20_link" text:visited-style-name="Visited_20_Internet_20_Link"><text:span text:style-name="T4">https://www.youtube.com/watch?v=-4XfTVhvcCs</text:span></text:a></text:p>
      <text:p text:style-name="P3"/>
      <text:p text:style-name="P4">FINAL: Toda hermosa eres María (Alejandro Vega Matu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0:55:54.995576986</meta:creation-date>
    <dc:date>2024-07-14T11:32:14.038811287</dc:date>
    <meta:editing-duration>PT14M28S</meta:editing-duration>
    <meta:editing-cycles>1</meta:editing-cycles>
    <meta:document-statistic meta:table-count="0" meta:image-count="0" meta:object-count="0" meta:page-count="1" meta:paragraph-count="12" meta:word-count="104" meta:character-count="1007" meta:non-whitespace-character-count="915"/>
    <meta:generator>LibreOffice/24.2.4.2$Linux_X86_64 LibreOffice_project/420$Build-2</meta:generator>
  </office:meta>
</office:document-meta>
</file>